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-color="#80808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3cm" fo:min-width="0.06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2cm" fo:min-width="0.063cm"/>
    </style:style>
    <style:style style:name="gr5" style:family="graphic" style:parent-style-name="standard">
      <style:graphic-properties draw:stroke="dash" draw:stroke-dash="Ultra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102cm" svg:stroke-color="#0066cc" draw:marker-start-width="0.457cm" draw:marker-end-width="0.457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fill-color="#355e00" draw:textarea-horizontal-align="center" draw:textarea-vertical-align="middle"/>
    </style:style>
    <style:style style:name="gr8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102cm" svg:stroke-color="#0066cc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P1" style:family="paragraph">
      <style:paragraph-properties fo:margin-left="0cm" fo:margin-right="0cm" fo:text-indent="0cm"/>
      <style:text-properties fo:color="#0066cc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-33% 58%"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text-position="0% 100%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4.075cm" svg:height="0.962cm" draw:transform="rotate (1.56608393781422) translate (2.016cm 7.316cm)">
          <draw:text-box>
            <text:p text:style-name="P1">Electron gun</text:p>
          </draw:text-box>
        </draw:frame>
        <draw:rect draw:style-name="gr2" draw:text-style-name="P2" draw:layer="layout" svg:width="0.248cm" svg:height="1.731cm" svg:x="3.641cm" svg:y="3.036cm">
          <text:p text:style-name="P4"/>
        </draw:rect>
        <draw:rect draw:style-name="gr2" draw:text-style-name="P2" draw:layer="layout" svg:width="0.247cm" svg:height="1.987cm" svg:x="3.642cm" svg:y="5.927cm">
          <text:p text:style-name="P4"/>
        </draw:rect>
        <draw:rect draw:style-name="gr2" draw:text-style-name="P2" draw:layer="layout" svg:width="0.247cm" svg:height="0.748cm" svg:x="3.642cm" svg:y="4.984cm">
          <text:p text:style-name="P4"/>
        </draw:rect>
        <draw:frame draw:style-name="gr3" draw:text-style-name="P3" draw:layer="layout" svg:width="0.853cm" svg:height="0.806cm" svg:x="2.982cm" svg:y="4.067cm">
          <draw:text-box>
            <text:p text:style-name="P3"><text:span text:style-name="T1">1</text:span></text:p>
          </draw:text-box>
        </draw:frame>
        <draw:frame draw:style-name="gr4" draw:text-style-name="P3" draw:layer="layout" svg:width="0.858cm" svg:height="0.806cm" svg:x="2.903cm" svg:y="5.879cm">
          <draw:text-box>
            <text:p text:style-name="P3"><text:span text:style-name="T1">2</text:span></text:p>
          </draw:text-box>
        </draw:frame>
        <draw:line draw:style-name="gr5" draw:text-style-name="P2" draw:layer="layout" svg:x1="3.811cm" svg:y1="4.886cm" svg:x2="10.278cm" svg:y2="4.874cm">
          <text:p text:style-name="P4"/>
        </draw:line>
        <draw:path draw:style-name="gr6" draw:text-style-name="P2" draw:layer="layout" svg:width="1.651cm" svg:height="3.151cm" svg:x="8.748cm" svg:y="3.325cm" svg:viewBox="0 0 1652 3152" svg:d="m0 0c61 291 183 566 183 566l168 123 459 306 429 199 306 168 107 184-153 214-199 168-382 138-490 275-275 276-138 306v229">
          <text:p text:style-name="P4"/>
        </draw:path>
        <draw:line draw:style-name="gr5" draw:text-style-name="P2" draw:layer="layout" svg:x1="3.812cm" svg:y1="5.846cm" svg:x2="10.279cm" svg:y2="5.834cm">
          <text:p text:style-name="P4"/>
        </draw:line>
        <draw:path draw:style-name="gr6" draw:text-style-name="P2" draw:layer="layout" svg:width="1.651cm" svg:height="3.151cm" svg:x="8.748cm" svg:y="4.265cm" svg:viewBox="0 0 1652 3152" svg:d="m0 0c61 291 183 566 183 566l168 123 459 306 429 199 306 168 107 184-153 214-199 168-382 138-490 275-275 276-138 306v229">
          <text:p text:style-name="P4"/>
        </draw:path>
        <draw:rect draw:style-name="gr7" draw:text-style-name="P2" draw:layer="layout" svg:width="0.503cm" svg:height="4.554cm" svg:x="8.237cm" svg:y="3.209cm">
          <text:p text:style-name="P4"/>
        </draw:rect>
        <draw:frame draw:style-name="gr1" draw:text-style-name="P5" draw:layer="layout" svg:width="0.989cm" svg:height="0.924cm" svg:x="9.101cm" svg:y="3.382cm">
          <draw:text-box>
            <text:p text:style-name="P4"><text:span text:style-name="T1">P</text:span><text:span text:style-name="T2">1</text:span></text:p>
          </draw:text-box>
        </draw:frame>
        <draw:frame draw:style-name="gr1" draw:text-style-name="P5" draw:layer="layout" svg:width="0.989cm" svg:height="0.924cm" svg:x="9.102cm" svg:y="6.482cm">
          <draw:text-box>
            <text:p text:style-name="P4"><text:span text:style-name="T1">P</text:span><text:span text:style-name="T2">2</text:span></text:p>
          </draw:text-box>
        </draw:frame>
        <draw:line draw:style-name="gr8" draw:text-style-name="P2" draw:layer="layout" svg:x1="10.773cm" svg:y1="4.795cm" svg:x2="13.506cm" svg:y2="3.203cm">
          <text:p text:style-name="P4"/>
        </draw:line>
        <draw:line draw:style-name="gr8" draw:text-style-name="P2" draw:layer="layout" svg:x1="10.774cm" svg:y1="6.003cm" svg:x2="13.507cm" svg:y2="7.595cm">
          <text:p text:style-name="P4"/>
        </draw:line>
        <draw:frame draw:style-name="gr1" draw:text-style-name="P6" draw:layer="layout" svg:width="2.644cm" svg:height="0.878cm" draw:transform="rotate (0.53511794866136) translate (10.494cm 3.902cm)">
          <draw:text-box>
            <text:p text:style-name="P4"><text:span text:style-name="T3">classical</text:span></text:p>
          </draw:text-box>
        </draw:frame>
        <draw:frame draw:style-name="gr1" draw:text-style-name="P6" draw:layer="layout" svg:width="2.703cm" svg:height="0.878cm" draw:transform="rotate (-0.503702022126655) translate (10.81cm 6.055cm)">
          <draw:text-box>
            <text:p text:style-name="P4"><text:span text:style-name="T3">quantum</text:span></text:p>
          </draw:text-box>
        </draw:frame>
        <draw:path draw:style-name="gr6" draw:text-style-name="P2" draw:layer="layout" svg:width="1.754cm" svg:height="3.13cm" svg:x="13.736cm" svg:y="1.662cm" svg:viewBox="0 0 1755 3131" svg:d="m21 0c71 124 183 270 183 270l194 172 255 171 337 136 357 125 245 109 132 114 21 130-215 167-193 135-11 99 296 161 133 83-41 84-184 156-438 187-368 125-306 177-255 213-91 156-72 161">
          <text:p text:style-name="P4"/>
        </draw:path>
        <draw:frame draw:style-name="gr1" draw:text-style-name="P5" draw:layer="layout" svg:width="2.048cm" svg:height="0.924cm" svg:x="13.402cm" svg:y="4.782cm">
          <draw:text-box>
            <text:p text:style-name="P4"><text:span text:style-name="T1">P</text:span><text:span text:style-name="T2">1</text:span><text:span text:style-name="T4"> + P</text:span><text:span text:style-name="T2">2</text:span></text:p>
          </draw:text-box>
        </draw:frame>
        <draw:path draw:style-name="gr9" draw:text-style-name="P2" draw:layer="layout" svg:width="2.528cm" svg:height="2.692cm" svg:x="13.506cm" svg:y="6.259cm" svg:viewBox="0 0 2529 2693" svg:d="m326 0c-112 23-214 45-214 45l-82 45 123 56 816 108 214 28 71 62-408 62-571 62-194 28-81 51 132 45 388 45 765 28 510 23 143 50 30 51c0 0-255 39-244 39s-908 90-908 90l-674 40-91 62-21 34 174 62 1163 33 561 17 438 45 163 74-91 79-582 67-1102 51-367 28-183 17-164 56-10 51 306 68 837 39 459 5 173 29 184 34-51 56-469 62-1000 73-388 62-41 34 72 56 897 141 215 39 10 40-429 96-693 90-102 50 245 85">
          <text:p text:style-name="P4"/>
        </draw:path>
        <draw:frame draw:style-name="gr1" draw:text-style-name="P5" draw:layer="layout" svg:width="4.981cm" svg:height="0.806cm" svg:x="12.381cm" svg:y="8.895cm">
          <draw:text-box>
            <text:p text:style-name="P4"><text:span text:style-name="T1">In</text:span><text:span text:style-name="T1">te</text:span><text:span text:style-name="T1">rf</text:span><text:span text:style-name="T1">er</text:span><text:span text:style-name="T1">e</text:span><text:span text:style-name="T1">n</text:span><text:span text:style-name="T1">c</text:span><text:span text:style-name="T1">e </text:span><text:span text:style-name="T1">p</text:span><text:span text:style-name="T1">at</text:span><text:span text:style-name="T1">te</text:span><text:span text:style-name="T1">rn</text:span><text:span text:style-name="T1">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Eloranta</meta:initial-creator>
    <meta:creation-date>2007-12-15T20:27:39</meta:creation-date>
    <dc:creator>Jussi Eloranta</dc:creator>
    <dc:date>2007-12-15T20:49:10</dc:date>
    <meta:editing-cycles>13</meta:editing-cycles>
    <meta:editing-duration>PT21M31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